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ing_20_1">
      <style:text-properties officeooo:paragraph-rsid="0011319d"/>
    </style:style>
    <style:style style:name="P2" style:family="paragraph" style:parent-style-name="Heading_20_1">
      <style:text-properties style:font-name="Liberation Serif" fo:font-size="14pt" officeooo:paragraph-rsid="0011319d" style:font-name-asian="Noto Serif CJK SC" style:font-size-asian="14pt" style:font-name-complex="Lohit Devanagari" style:font-size-complex="14pt"/>
    </style:style>
    <style:style style:name="P3" style:family="paragraph" style:parent-style-name="Heading_20_3">
      <style:text-properties officeooo:paragraph-rsid="0011319d"/>
    </style:style>
    <style:style style:name="P4" style:family="paragraph" style:parent-style-name="Heading_20_3">
      <style:text-properties officeooo:paragraph-rsid="001247bf"/>
    </style:style>
    <style:style style:name="P5" style:family="paragraph" style:parent-style-name="Text_20_body">
      <style:text-properties officeooo:paragraph-rsid="0011319d"/>
    </style:style>
    <style:style style:name="P6" style:family="paragraph" style:parent-style-name="Heading_20_4">
      <style:text-properties officeooo:paragraph-rsid="001247bf"/>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text-properties officeooo:paragraph-rsid="001247bf"/>
    </style:style>
    <style:style style:name="P19" style:family="paragraph" style:parent-style-name="Text_20_body" style:list-style-name="L13">
      <style:text-properties officeooo:paragraph-rsid="001247bf"/>
    </style:style>
    <style:style style:name="P20" style:family="paragraph" style:parent-style-name="Text_20_body" style:list-style-name="L14">
      <style:text-properties officeooo:paragraph-rsid="001247bf"/>
    </style:style>
    <style:style style:name="P21" style:family="paragraph" style:parent-style-name="Text_20_body" style:list-style-name="L15">
      <style:text-properties officeooo:paragraph-rsid="001247bf"/>
    </style:style>
    <style:style style:name="P22" style:family="paragraph" style:parent-style-name="Text_20_body" style:list-style-name="L16">
      <style:text-properties officeooo:paragraph-rsid="001247bf"/>
    </style:style>
    <style:style style:name="P23" style:family="paragraph" style:parent-style-name="Text_20_body" style:list-style-name="L17">
      <style:text-properties officeooo:paragraph-rsid="001247bf"/>
    </style:style>
    <style:style style:name="P24" style:family="paragraph" style:parent-style-name="Text_20_body" style:list-style-name="L18">
      <style:text-properties officeooo:paragraph-rsid="001247bf"/>
    </style:style>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7">
      <style:paragraph-properties fo:margin-top="0cm" fo:margin-bottom="0cm" loext:contextual-spacing="false"/>
    </style:style>
    <style:style style:name="P43" style:family="paragraph" style:parent-style-name="Text_20_body" style:list-style-name="L8">
      <style:paragraph-properties fo:margin-top="0cm" fo:margin-bottom="0cm" loext:contextual-spacing="false"/>
    </style:style>
    <style:style style:name="P44" style:family="paragraph" style:parent-style-name="Text_20_body" style:list-style-name="L9">
      <style:paragraph-properties fo:margin-top="0cm" fo:margin-bottom="0cm" loext:contextual-spacing="false"/>
    </style:style>
    <style:style style:name="P45" style:family="paragraph" style:parent-style-name="Text_20_body" style:list-style-name="L10">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9">
      <style:paragraph-properties fo:margin-top="0cm" fo:margin-bottom="0cm" loext:contextual-spacing="false"/>
    </style:style>
    <style:style style:name="P48" style:family="paragraph" style:parent-style-name="Text_20_body" style:list-style-name="L20">
      <style:paragraph-properties fo:margin-top="0cm" fo:margin-bottom="0cm" loext:contextual-spacing="false"/>
    </style:style>
    <style:style style:name="P49" style:family="paragraph" style:parent-style-name="Text_20_body" style:list-style-name="L21">
      <style:paragraph-properties fo:margin-top="0cm" fo:margin-bottom="0cm" loext:contextual-spacing="false"/>
    </style:style>
    <style:style style:name="P50" style:family="paragraph" style:parent-style-name="Text_20_body" style:list-style-name="L22">
      <style:paragraph-properties fo:margin-top="0cm" fo:margin-bottom="0cm" loext:contextual-spacing="false"/>
    </style:style>
    <style:style style:name="P51" style:family="paragraph" style:parent-style-name="Text_20_body" style:list-style-name="L23">
      <style:paragraph-properties fo:margin-top="0cm" fo:margin-bottom="0cm" loext:contextual-spacing="false"/>
    </style:style>
    <style:style style:name="P52" style:family="paragraph" style:parent-style-name="Text_20_body" style:list-style-name="L24">
      <style:paragraph-properties fo:margin-top="0cm" fo:margin-bottom="0cm" loext:contextual-spacing="false"/>
    </style:style>
    <style:style style:name="P53" style:family="paragraph" style:parent-style-name="Text_20_body" style:list-style-name="L25">
      <style:paragraph-properties fo:margin-top="0cm" fo:margin-bottom="0cm" loext:contextual-spacing="false"/>
    </style:style>
    <style:style style:name="P54" style:family="paragraph" style:parent-style-name="Text_20_body" style:list-style-name="L29">
      <style:paragraph-properties fo:margin-top="0cm" fo:margin-bottom="0cm" loext:contextual-spacing="false"/>
    </style:style>
    <style:style style:name="T1" style:family="text">
      <style:text-properties fo:font-size="16pt" style:font-size-asian="16pt" style:font-size-complex="16pt"/>
    </style:style>
    <style:style style:name="T2" style:family="text">
      <style:text-properties fo:font-size="16pt" officeooo:rsid="0011319d" style:font-size-asian="16pt" style:font-size-complex="16pt"/>
    </style:style>
    <style:style style:name="T3" style:family="text">
      <style:text-properties officeooo:rsid="001247bf"/>
    </style:style>
    <style:style style:name="T4" style:family="text">
      <style:text-properties officeooo:rsid="001b24f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h>
      <table:table table:name="Table1" table:style-name="Table1">
        <table:table-column table:style-name="Table1.A"/>
        <table:table-row table:style-name="TableLine94901650199824">
          <table:table-cell table:style-name="Table1.A1" office:value-type="string">
            <text:h text:style-name="P1" text:outline-level="1"><text:span text:style-name="Strong_20_Emphasis"><text:span text:style-name="T1"><text:s text:c="18"/>Software Requirements Specification (SRS)</text:span></text:span></text:h>
            <text:h text:style-name="P1" text:outline-level="1"><text:span text:style-name="Strong_20_Emphasis"><text:span text:style-name="T1"><text:s/><text:tab/><text:tab/><text:tab/><text:tab/><text:tab/><text:tab/>for </text:span></text:span></text:h>
            <text:h text:style-name="P2" text:outline-level="1"><text:span text:style-name="Strong_20_Emphasis"><text:span text:style-name="T2"><text:s text:c="24"/>KPMPP </text:span></text:span><text:span text:style-name="Strong_20_Emphasis"><text:span text:style-name="T1">Complaint Management System</text:span></text:span></text:h>
          </table:table-cell>
        </table:table-row>
      </table:table>
      <text:h text:style-name="P3" text:outline-level="3"><text:span text:style-name="Strong_20_Emphasis"/></text:h>
      <text:h text:style-name="P3" text:outline-level="3"><text:span text:style-name="Strong_20_Emphasis">1. Introduction</text:span></text:h>
      <text:list xml:id="list1047210697" text:style-name="L1">
        <text:list-item>
          <text:p text:style-name="P36"><text:span text:style-name="Strong_20_Emphasis">1.1 Purpose</text:span> </text:p>
        </text:list-item>
        <text:list-item>
          <text:p text:style-name="P36"><text:span text:style-name="Strong_20_Emphasis">1.2 Scope</text:span> </text:p>
        </text:list-item>
        <text:list-item>
          <text:p text:style-name="P7"><text:span text:style-name="Strong_20_Emphasis">1.3 Definitions, Acronyms, and Abbreviations</text:span> </text:p>
        </text:list-item>
      </text:list>
      <text:h text:style-name="Heading_20_3" text:outline-level="3"><text:span text:style-name="Strong_20_Emphasis">2. Functional Requirements</text:span></text:h>
      <text:list xml:id="list596150832" text:style-name="L2">
        <text:list-item>
          <text:p text:style-name="P37"><text:span text:style-name="Strong_20_Emphasis">2.1 User Roles and Permissions</text:span> </text:p>
          <text:list>
            <text:list-item>
              <text:p text:style-name="P37">Customers </text:p>
            </text:list-item>
            <text:list-item>
              <text:p text:style-name="P37">Admins </text:p>
            </text:list-item>
            <text:list-item>
              <text:p text:style-name="P37">Master Admins </text:p>
            </text:list-item>
          </text:list>
        </text:list-item>
        <text:list-item>
          <text:p text:style-name="P37"><text:span text:style-name="Strong_20_Emphasis">2.2 Complaint Management</text:span> </text:p>
        </text:list-item>
        <text:list-item>
          <text:p text:style-name="P8"><text:span text:style-name="Strong_20_Emphasis">2.3 Subscription Management</text:span> </text:p>
        </text:list-item>
      </text:list>
      <text:h text:style-name="Heading_20_3" text:outline-level="3"><text:span text:style-name="Strong_20_Emphasis">3. Non-Functional Requirements</text:span></text:h>
      <text:h text:style-name="Heading_20_3" text:outline-level="3"><text:span text:style-name="Strong_20_Emphasis">4. API Endpoints</text:span></text:h>
      <text:list xml:id="list2570952904" text:style-name="L3">
        <text:list-item>
          <text:p text:style-name="P38"><text:span text:style-name="Strong_20_Emphasis">4.1 Authentication APIs</text:span> </text:p>
        </text:list-item>
        <text:list-item>
          <text:p text:style-name="P38"><text:span text:style-name="Strong_20_Emphasis">4.2 Complaint APIs</text:span> </text:p>
        </text:list-item>
        <text:list-item>
          <text:p text:style-name="P38"><text:span text:style-name="Strong_20_Emphasis">4.3 Subscription </text:span><text:span text:style-name="Strong_20_Emphasis"><text:span text:style-name="T4">&amp; Donation </text:span></text:span><text:span text:style-name="Strong_20_Emphasis">API</text:span> </text:p>
        </text:list-item>
        <text:list-item>
          <text:p text:style-name="P38"><text:span text:style-name="Strong_20_Emphasis">4.4 Admin APIs</text:span> </text:p>
        </text:list-item>
        <text:list-item>
          <text:p text:style-name="P38"><text:span text:style-name="Strong_20_Emphasis">4.5 Master Admin APIs</text:span> </text:p>
        </text:list-item>
        <text:list-item>
          <text:p text:style-name="P9"><text:span text:style-name="Strong_20_Emphasis">4.6 User APIs</text:span> </text:p>
        </text:list-item>
      </text:list>
      <text:h text:style-name="Heading_20_3" text:outline-level="3"><text:span text:style-name="Strong_20_Emphasis">5. Testing Strategy</text:span></text:h>
      <text:list xml:id="list317092629" text:style-name="L4">
        <text:list-item>
          <text:p text:style-name="P39"><text:span text:style-name="Strong_20_Emphasis">5.1 Postman (Manual API Testing)</text:span> </text:p>
        </text:list-item>
        <text:list-item>
          <text:p text:style-name="P39"><text:span text:style-name="Strong_20_Emphasis">5.2 SuperTest (Automated Backend Testing)</text:span> </text:p>
        </text:list-item>
        <text:list-item>
          <text:p text:style-name="P10"><text:span text:style-name="Strong_20_Emphasis">5.3 Pytest (Frontend Testing)</text:span> </text:p>
        </text:list-item>
      </text:list>
      <text:h text:style-name="Heading_20_3" text:outline-level="3"><text:span text:style-name="Strong_20_Emphasis">6. Deployment Plan</text:span></text:h>
      <text:h text:style-name="Heading_20_3" text:outline-level="3"><text:span text:style-name="Strong_20_Emphasis">7. Conclusion</text:span></text:h>
      <text:p text:style-name="Text_20_body"><text:s/></text:p>
      <text:p text:style-name="P5"><text:soft-page-break/><text:span text:style-name="Strong_20_Emphasis"/></text:p>
      <text:p text:style-name="P5"><text:span text:style-name="Strong_20_Emphasis"/></text:p>
      <text:h text:style-name="Heading_20_2" text:outline-level="2"><text:span text:style-name="Strong_20_Emphasis">1. Introduction</text:span></text:h>
      <text:h text:style-name="Heading_20_3" text:outline-level="3"><text:span text:style-name="Strong_20_Emphasis">1.1 Purpose</text:span></text:h>
      <text:p text:style-name="Text_20_body">This document outlines the functional, non-functional, and system requirements for the Complaint Management System. The system enables customers to file complaints, allows admins to manage them, and provides master admins with full control over the system.</text:p>
      <text:h text:style-name="Heading_20_3" text:outline-level="3"><text:span text:style-name="Strong_20_Emphasis">1.2 Scope</text:span></text:h>
      <text:list xml:id="list2335350727" text:style-name="L5">
        <text:list-item>
          <text:p text:style-name="P40">Customers can submit and track complaints. </text:p>
        </text:list-item>
        <text:list-item>
          <text:p text:style-name="P40">Admins can manage complaints. </text:p>
        </text:list-item>
        <text:list-item>
          <text:p text:style-name="P40">Master admins oversee the entire system, including user and admin management. </text:p>
        </text:list-item>
        <text:list-item>
          <text:p text:style-name="P40">The system is built using <text:span text:style-name="Strong_20_Emphasis">React.js</text:span> (frontend), <text:span text:style-name="Strong_20_Emphasis">Node.js</text:span> (backend), and <text:span text:style-name="Strong_20_Emphasis">MySQL</text:span> (database). </text:p>
        </text:list-item>
        <text:list-item>
          <text:p text:style-name="P40">API testing will be conducted using <text:span text:style-name="Strong_20_Emphasis">Postman &amp; SuperTest</text:span>. </text:p>
        </text:list-item>
        <text:list-item>
          <text:p text:style-name="P11">Frontend testing will be done using <text:span text:style-name="Strong_20_Emphasis">Pytest</text:span>. </text:p>
        </text:list-item>
      </text:list>
      <text:p text:style-name="Text_20_body"/>
      <text:h text:style-name="P4" text:outline-level="3"><text:span text:style-name="Strong_20_Emphasis">1.3 Definitions, Acronyms, and Abbreviations</text:span></text:h>
      <text:list xml:id="list180650818" text:style-name="L6">
        <text:list-item>
          <text:p text:style-name="P41"><text:span text:style-name="Strong_20_Emphasis">API</text:span> – Application Programming Interface </text:p>
        </text:list-item>
        <text:list-item>
          <text:p text:style-name="P41"><text:span text:style-name="Strong_20_Emphasis">CRUD</text:span> – Create, Read, Update, Delete </text:p>
        </text:list-item>
        <text:list-item>
          <text:p text:style-name="P12"><text:span text:style-name="Strong_20_Emphasis">JWT</text:span> – JSON Web Token (authentication mechanism) </text:p>
        </text:list-item>
      </text:list>
      <text:h text:style-name="Heading_20_2" text:outline-level="2"><text:span text:style-name="Strong_20_Emphasis">2. Functional Requirements</text:span></text:h>
      <text:h text:style-name="Heading_20_3" text:outline-level="3"><text:span text:style-name="Strong_20_Emphasis">2.1 User Roles and Permissions</text:span></text:h>
      <text:h text:style-name="Heading_20_4" text:outline-level="4"><text:span text:style-name="Strong_20_Emphasis">Customers</text:span></text:h>
      <text:list xml:id="list376371178" text:style-name="L7">
        <text:list-item>
          <text:p text:style-name="P42">Must register and log in to submit complaints. </text:p>
        </text:list-item>
        <text:list-item>
          <text:p text:style-name="P42">Can view the status of submitted complaints if subscribed. </text:p>
        </text:list-item>
        <text:list-item>
          <text:p text:style-name="P13">Receive an alert to subscribe if they attempt to view the status without an active subscription. </text:p>
        </text:list-item>
      </text:list>
      <text:h text:style-name="Heading_20_4" text:outline-level="4"><text:span text:style-name="Strong_20_Emphasis">Admins</text:span></text:h>
      <text:list xml:id="list948992289" text:style-name="L8">
        <text:list-item>
          <text:p text:style-name="P43">Can log in via an admin panel. </text:p>
        </text:list-item>
        <text:list-item>
          <text:p text:style-name="P14">Manage complaints (update status, delete complaints, and access complaint data). </text:p>
        </text:list-item>
      </text:list>
      <text:h text:style-name="Heading_20_4" text:outline-level="4"><text:span text:style-name="Strong_20_Emphasis">Master Admins</text:span></text:h>
      <text:list xml:id="list79748861" text:style-name="L9">
        <text:list-item>
          <text:p text:style-name="P44">Have full access to the system. </text:p>
        </text:list-item>
        <text:list-item>
          <text:p text:style-name="P15">Can manage customers, admins, and complaints. </text:p>
        </text:list-item>
      </text:list>
      <text:h text:style-name="Heading_20_3" text:outline-level="3"><text:soft-page-break/><text:span text:style-name="Strong_20_Emphasis"/></text:h>
      <text:h text:style-name="Heading_20_3" text:outline-level="3"><text:span text:style-name="Strong_20_Emphasis">2.2 Complaint Management</text:span></text:h>
      <text:list xml:id="list3001332120" text:style-name="L10">
        <text:list-item>
          <text:p text:style-name="P45">Customers submit complaints via a form. </text:p>
        </text:list-item>
        <text:list-item>
          <text:p text:style-name="P45">Admins update the status of complaints (Pending, In Progress, Resolved, Rejected). </text:p>
        </text:list-item>
        <text:list-item>
          <text:p text:style-name="P16">Customers can view the complaint status if subscribed. </text:p>
        </text:list-item>
      </text:list>
      <text:h text:style-name="Heading_20_3" text:outline-level="3"><text:span text:style-name="Strong_20_Emphasis">2.3 Subscription Management</text:span></text:h>
      <text:list xml:id="list2701246010" text:style-name="L11">
        <text:list-item>
          <text:p text:style-name="P46">Customers must subscribe to track complaints. </text:p>
        </text:list-item>
        <text:list-item>
          <text:p text:style-name="P17">Subscription handling is integrated with Razorpay for payments. </text:p>
        </text:list-item>
      </text:list>
      <text:h text:style-name="P4" text:outline-level="3">2.4 System Architecture &amp; Modules</text:h>
      <text:h text:style-name="P6" text:outline-level="4">UI/UX Design</text:h>
      <text:list xml:id="list1041093380" text:style-name="L12">
        <text:list-item>
          <text:p text:style-name="P18">Pre-designed templates with custom branding.</text:p>
        </text:list-item>
        <text:list-item>
          <text:p text:style-name="P18">Responsive design across devices.</text:p>
        </text:list-item>
      </text:list>
      <text:h text:style-name="P6" text:outline-level="4">Front-end (React.js)</text:h>
      <text:list xml:id="list3456282600" text:style-name="L13">
        <text:list-item>
          <text:p text:style-name="P19">Dynamic content rendering.</text:p>
        </text:list-item>
        <text:list-item>
          <text:p text:style-name="P19">Routing for multiple pages (home, dashboard, complaint submission, etc.).</text:p>
        </text:list-item>
        <text:list-item>
          <text:p text:style-name="P19">Integration with back-end APIs.</text:p>
        </text:list-item>
      </text:list>
      <text:h text:style-name="P6" text:outline-level="4">Back-end (Node.js &amp; MySQL)</text:h>
      <text:list xml:id="list1795344453" text:style-name="L14">
        <text:list-item>
          <text:p text:style-name="P20">RESTful API development.</text:p>
        </text:list-item>
        <text:list-item>
          <text:p text:style-name="P20">CRUD operations for user data, complaints, transactions.</text:p>
        </text:list-item>
        <text:list-item>
          <text:p text:style-name="P20">Data validation and error handling.</text:p>
        </text:list-item>
      </text:list>
      <text:h text:style-name="P6" text:outline-level="4">Authentication (JWT)</text:h>
      <text:list xml:id="list1552924398" text:style-name="L15">
        <text:list-item>
          <text:p text:style-name="P21">Secure login and logout.</text:p>
        </text:list-item>
        <text:list-item>
          <text:p text:style-name="P21">Token generation and validation.</text:p>
        </text:list-item>
        <text:list-item>
          <text:p text:style-name="P21">Session management.</text:p>
        </text:list-item>
      </text:list>
      <text:h text:style-name="P6" text:outline-level="4">Payment Gateway Integration</text:h>
      <text:list xml:id="list328879498" text:style-name="L16">
        <text:list-item>
          <text:p text:style-name="P22">Integration with a third-party payment SDK/API.</text:p>
        </text:list-item>
        <text:list-item>
          <text:p text:style-name="P22">Handling of transactions, confirmations, and error management.</text:p>
        </text:list-item>
      </text:list>
      <text:h text:style-name="P6" text:outline-level="4">Complaint Module</text:h>
      <text:list xml:id="list203763978" text:style-name="L17">
        <text:list-item>
          <text:p text:style-name="P23">Form-based complaint submission.</text:p>
        </text:list-item>
        <text:list-item>
          <text:p text:style-name="P23">Backend processing and storage.</text:p>
        </text:list-item>
        <text:list-item>
          <text:p text:style-name="P23">Basic status tracking.</text:p>
        </text:list-item>
      </text:list>
      <text:h text:style-name="P6" text:outline-level="4"><text:soft-page-break/>User Dashboard &amp; Admin Panel</text:h>
      <text:list xml:id="list654226493" text:style-name="L18">
        <text:list-item>
          <text:p text:style-name="P24">Display user-specific data.</text:p>
        </text:list-item>
        <text:list-item>
          <text:p text:style-name="P24">Admin functions for user management and complaint resolution.</text:p>
        </text:list-item>
        <text:list-item>
          <text:p text:style-name="P24">Basic reporting features.</text:p>
          <text:p text:style-name="P24"/>
        </text:list-item>
      </text:list>
      <text:h text:style-name="Heading_20_2" text:outline-level="2"><text:span text:style-name="Strong_20_Emphasis">3. Non-Functional Requirements</text:span></text:h>
      <text:list xml:id="list3405053992" text:style-name="L19">
        <text:list-item>
          <text:p text:style-name="P47"><text:span text:style-name="Strong_20_Emphasis">Security</text:span>: JWT authentication for all API calls. </text:p>
        </text:list-item>
        <text:list-item>
          <text:p text:style-name="P47"><text:span text:style-name="Strong_20_Emphasis">Performance</text:span>: APIs must respond within 500ms. </text:p>
        </text:list-item>
        <text:list-item>
          <text:p text:style-name="P47"><text:span text:style-name="Strong_20_Emphasis">Scalability</text:span>: The system should support multiple admins and master admins. </text:p>
        </text:list-item>
        <text:list-item>
          <text:p text:style-name="P25"><text:span text:style-name="Strong_20_Emphasis">Usability</text:span>: Responsive UI using React.js and <text:span text:style-name="T3">CSS</text:span>. </text:p>
        </text:list-item>
      </text:list>
      <text:h text:style-name="Heading_20_2" text:outline-level="2"><text:span text:style-name="Strong_20_Emphasis">4. API Endpoints</text:span></text:h>
      <text:h text:style-name="Heading_20_3" text:outline-level="3"><text:span text:style-name="Strong_20_Emphasis">4.1 Authentication APIs</text:span></text:h>
      <text:list xml:id="list1766997715" text:style-name="L20">
        <text:list-item>
          <text:p text:style-name="P48">Register a new user </text:p>
        </text:list-item>
        <text:list-item>
          <text:p text:style-name="P48">User/Admin/Master Admin login </text:p>
        </text:list-item>
        <text:list-item>
          <text:p text:style-name="P26">Logout user </text:p>
        </text:list-item>
      </text:list>
      <text:h text:style-name="Heading_20_3" text:outline-level="3"><text:span text:style-name="Strong_20_Emphasis">4.2 Complaint APIs</text:span></text:h>
      <text:list xml:id="list122520875" text:style-name="L21">
        <text:list-item>
          <text:p text:style-name="P49">Submit a new complaint (Logged-in customers only) </text:p>
        </text:list-item>
        <text:list-item>
          <text:p text:style-name="P49">View complaint status (Subscribed customers only) </text:p>
        </text:list-item>
        <text:list-item>
          <text:p text:style-name="P49">Update complaint status (Admins only) </text:p>
        </text:list-item>
        <text:list-item>
          <text:p text:style-name="P27">Delete complaint (Admins only) </text:p>
        </text:list-item>
      </text:list>
      <text:h text:style-name="Heading_20_3" text:outline-level="3"><text:span text:style-name="Strong_20_Emphasis">4.3 Subscription </text:span><text:span text:style-name="Strong_20_Emphasis"><text:span text:style-name="T4">&amp; Donation </text:span></text:span><text:span text:style-name="Strong_20_Emphasis"><text:s/>API</text:span></text:h>
      <text:list xml:id="list1657911589" text:style-name="L22">
        <text:list-item>
          <text:p text:style-name="P50">Initiate payment via Razorpay </text:p>
        </text:list-item>
        <text:list-item>
          <text:p text:style-name="P28">Get subscription status of a user </text:p>
        </text:list-item>
      </text:list>
      <text:h text:style-name="Heading_20_3" text:outline-level="3"><text:span text:style-name="Strong_20_Emphasis">4.4 Admin APIs</text:span></text:h>
      <text:list xml:id="list4100687030" text:style-name="L23">
        <text:list-item>
          <text:p text:style-name="P51">View all complaints </text:p>
        </text:list-item>
        <text:list-item>
          <text:p text:style-name="P51">Update complaint status </text:p>
        </text:list-item>
        <text:list-item>
          <text:p text:style-name="P29">Delete complaint </text:p>
        </text:list-item>
      </text:list>
      <text:h text:style-name="Heading_20_3" text:outline-level="3"><text:span text:style-name="Strong_20_Emphasis">4.5 Master Admin APIs</text:span></text:h>
      <text:list xml:id="list3159678451" text:style-name="L24">
        <text:list-item>
          <text:p text:style-name="P52">View all admins </text:p>
        </text:list-item>
        <text:list-item>
          <text:p text:style-name="P52">Add an admin </text:p>
        </text:list-item>
        <text:list-item>
          <text:p text:style-name="P52">Remove an admin </text:p>
        </text:list-item>
        <text:list-item>
          <text:p text:style-name="P30">View all customers </text:p>
        </text:list-item>
      </text:list>
      <text:p text:style-name="Text_20_body"/>
      <text:h text:style-name="Heading_20_3" text:outline-level="3"><text:soft-page-break/><text:span text:style-name="Strong_20_Emphasis">4.6 User APIs</text:span></text:h>
      <text:list xml:id="list1306253761" text:style-name="L25">
        <text:list-item>
          <text:p text:style-name="P53">Fetch user profile details </text:p>
        </text:list-item>
        <text:list-item>
          <text:p text:style-name="P53">Update user profile information </text:p>
        </text:list-item>
        <text:list-item>
          <text:p text:style-name="P53">Delete user account </text:p>
        </text:list-item>
        <text:list-item>
          <text:p text:style-name="P31">List all registered users (Master Admin only) </text:p>
        </text:list-item>
      </text:list>
      <text:h text:style-name="Heading_20_2" text:outline-level="2"><text:span text:style-name="Strong_20_Emphasis">5. Testing Strategy</text:span></text:h>
      <text:h text:style-name="Heading_20_3" text:outline-level="3"><text:span text:style-name="Strong_20_Emphasis">5.1 Postman (Manual API Testing)</text:span></text:h>
      <text:list xml:id="list1334196128" text:style-name="L26">
        <text:list-item>
          <text:p text:style-name="P32">Use Postman collections to test authentication, complaint handling, and admin privileges. </text:p>
        </text:list-item>
      </text:list>
      <text:h text:style-name="Heading_20_3" text:outline-level="3"><text:span text:style-name="Strong_20_Emphasis">5.2 SuperTest (Automated Backend Testing)</text:span></text:h>
      <text:list xml:id="list1142848262" text:style-name="L27">
        <text:list-item>
          <text:p text:style-name="P33">Write unit tests for all API routes. </text:p>
        </text:list-item>
      </text:list>
      <text:h text:style-name="Heading_20_3" text:outline-level="3"><text:span text:style-name="Strong_20_Emphasis">5.3 Pytest (Frontend Testing)</text:span></text:h>
      <text:list xml:id="list2165559621" text:style-name="L28">
        <text:list-item>
          <text:p text:style-name="P34">Use Pytest to test UI components and API integrations. </text:p>
        </text:list-item>
      </text:list>
      <text:h text:style-name="Heading_20_2" text:outline-level="2"><text:span text:style-name="Strong_20_Emphasis">6. Deployment Plan</text:span></text:h>
      <text:list xml:id="list1678628996" text:style-name="L29">
        <text:list-item>
          <text:p text:style-name="P54">Deployment will depend on the customer's budget and requirements. </text:p>
        </text:list-item>
        <text:list-item>
          <text:p text:style-name="P54"/>
        </text:list-item>
        <text:list-item>
          <text:p text:style-name="P54"><text:span text:style-name="Strong_20_Emphasis">Budget-Based Hosting Options:</text:span> </text:p>
          <text:p text:style-name="P54"/>
          <text:list>
            <text:list-item>
              <text:p text:style-name="P54"><text:span text:style-name="Strong_20_Emphasis">Low Budget:</text:span> Deploy backend on a shared hosting service or DigitalOcean droplet, frontend on Vercel or Netlify, and use a managed MySQL database. </text:p>
            </text:list-item>
            <text:list-item>
              <text:p text:style-name="P54"/>
            </text:list-item>
            <text:list-item>
              <text:p text:style-name="P54"><text:span text:style-name="Strong_20_Emphasis">Medium Budget:</text:span> Deploy backend on AWS EC2 or Google Cloud Run, frontend on Cloudflare Pages, and MySQL on AWS RDS or Google Cloud SQL. </text:p>
            </text:list-item>
            <text:list-item>
              <text:p text:style-name="P54"/>
            </text:list-item>
            <text:list-item>
              <text:p text:style-name="P54"><text:span text:style-name="Strong_20_Emphasis">High Budget:</text:span> Full-scale deployment using Kubernetes on AWS/GCP/Azure, API Gateway, and CloudFront/CDN integration. </text:p>
            </text:list-item>
            <text:list-item>
              <text:p text:style-name="P54"/>
            </text:list-item>
          </text:list>
        </text:list-item>
        <text:list-item>
          <text:p text:style-name="P35">Authentication services can be customized based on budget constraints, using either AWS Cognito, Firebase Auth, or a self-hosted authentication mechanism. </text:p>
        </text:list-item>
      </text:list>
      <text:h text:style-name="Heading_20_2" text:outline-level="2"><text:span text:style-name="Strong_20_Emphasis">7. Conclusion</text:span></text:h>
      <text:p text:style-name="Text_20_body">This document defines the requirements and testing strategies for developing a robust Complaint Management System using React, Node.js, and MySQL. The system ensures secure complaint submission, efficient management by admins, and full control by master admins. Testing strategies using Postman, SuperTest, and Pytest ensure the system's reliability before deploymen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16T07:58:34.623776393</meta:creation-date>
    <dc:date>2025-02-18T09:10:43.931088300</dc:date>
    <meta:editing-duration>PT8M29S</meta:editing-duration>
    <meta:editing-cycles>3</meta:editing-cycles>
    <meta:generator>LibreOffice/6.4.7.2$Linux_X86_64 LibreOffice_project/40$Build-2</meta:generator>
    <meta:document-statistic meta:table-count="1" meta:image-count="0" meta:object-count="0" meta:page-count="5" meta:paragraph-count="143" meta:word-count="852" meta:character-count="5551" meta:non-whitespace-character-count="4805"/>
  </office:meta>
</office:document-meta>
</file>